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top="0in" fo:margin-bottom="0.0402in" style:writing-mode="lr-tb"/>
      <style:text-properties fo:font-style="italic" style:font-style-asian="italic" style:font-style-complex="italic"/>
    </style:style>
    <style:style style:name="P30"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ent-style-name="Div">
      <style:paragraph-properties fo:margin-top="0in" fo:margin-bottom="0.0402in"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oft-page-break/><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8">Scene: Starlite Lounge</text:p>
      <text:p text:style-name="P8">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8">During the interlude where the instruments drop out, the ogre appears flustered, waving at the piano player even as he attempts to sing the final verse over the drums. <text:s/>Finally he kicks the midi drum machine in frustration. <text:s/>The instruments return.</text:p>
      <text:p text:style-name="P8">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8"/>
      <text:p text:style-name="P8">This all happens in the background; the music fades low as the dialog begins.</text:p>
      <text:p text:style-name="P8"/>
      <text:p text:style-name="P8">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text:soft-page-break/>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text:soft-page-break/>_Thisone: Where are we going?</text:p>
      <text:p text:style-name="P16">_Annai: Come with.</text:p>
      <text:p text:style-name="P17"/>
      <text:p text:style-name="P17">Scene: big rave</text:p>
      <text:p text:style-name="P17">Morashon is performing</text:p>
      <text:p text:style-name="P17">Multi-headed, multi-armed avatar, plays all instruments, sings harmony with hisself</text:p>
      <text:p text:style-name="P17">Song: Come Down</text:p>
      <text:p text:style-name="P17">Sung by: Morashon</text:p>
      <text:p text:style-name="P17"/>
      <text:p text:style-name="P1"><text:span text:style-name="T1">If love is a river</text:span> </text:p>
      <text:p text:style-name="P1"><text:span text:style-name="T1">I've got a boat</text:span> </text:p>
      <text:p text:style-name="P1"><text:span text:style-name="T1">Come down to the river</text:span> </text:p>
      <text:p text:style-name="P1"><text:span text:style-name="T1">Get on my boat</text:span> </text:p>
      <text:p text:style-name="P1"><text:span text:style-name="T1">And we'll sail together</text:span> </text:p>
      <text:p text:style-name="P1"><text:span text:style-name="T1">Into the sun</text:span> </text:p>
      <text:p text:style-name="P1"><text:span text:style-name="T1">And I will remember</text:span> </text:p>
      <text:p text:style-name="P1"><text:span text:style-name="T1">That we're together</text:span> </text:p>
      <text:p text:style-name="P1"><text:span text:style-name="T1">And it's for ever</text:span> </text:p>
      <text:p text:style-name="P1"/>
      <text:p text:style-name="P1"><text:span text:style-name="T1">It's only you and me</text:span> </text:p>
      <text:p text:style-name="P1"><text:span text:style-name="T1">From Sea To Shining Sea</text:span> </text:p>
      <text:p text:style-name="P1"><text:span text:style-name="T1">Come down yea</text:span><text:span text:style-name="T1"> </text:span></text:p>
      <text:p text:style-name="P17"/>
      <text:p text:style-name="P1"><text:span text:style-name="T1">If love is an ocean</text:span> </text:p>
      <text:p text:style-name="P1"><text:span text:style-name="T1">Then you and I</text:span> </text:p>
      <text:p text:style-name="P1"><text:span text:style-name="T1">Must sail down the river</text:span> </text:p>
      <text:p text:style-name="P1"><text:span text:style-name="T1">Into the bay</text:span> </text:p>
      <text:p text:style-name="P1"><text:span text:style-name="T1">That leads from the river</text:span> </text:p>
      <text:p text:style-name="P1"><text:span text:style-name="T1">Into the sea</text:span> </text:p>
      <text:p text:style-name="P1"><text:span text:style-name="T1">Of Love Everlasting</text:span> </text:p>
      <text:p text:style-name="P1"><text:span text:style-name="T1">I can't wait one more day</text:span> </text:p>
      <text:p text:style-name="P1"><text:span text:style-name="T1">Hoist up the mainsail!</text:span> </text:p>
      <text:p text:style-name="P1"/>
      <text:p text:style-name="P1"><text:span text:style-name="T1">It's only you and me</text:span> </text:p>
      <text:p text:style-name="P1"><text:span text:style-name="T1">From Sea To Shining Sea</text:span> </text:p>
      <text:p text:style-name="P1"><text:span text:style-name="T1">Come down yea</text:span> </text:p>
      <text:p text:style-name="P1"/>
      <text:p text:style-name="P1"><text:span text:style-name="T1">If love is a mountain</text:span> </text:p>
      <text:p text:style-name="P1"><text:span text:style-name="T1">Then you and I</text:span> </text:p>
      <text:p text:style-name="P1"><text:span text:style-name="T1">Must climb up the mountain</text:span> </text:p>
      <text:p text:style-name="P1"><text:span text:style-name="T1">Climb, climb until</text:span> </text:p>
      <text:p text:style-name="P1"><text:span text:style-name="T1">The sky has been broken</text:span><text:span text:style-name="T1"> </text:span></text:p>
      <text:p text:style-name="P1"><text:span text:style-name="T1">We never will</text:span> </text:p>
      <text:p text:style-name="P1"><text:span text:style-name="T1">Come down</text:span> </text:p>
      <text:p text:style-name="P1"><text:span text:style-name="T1">Come down</text:span> </text:p>
      <text:p text:style-name="P1"><text:span text:style-name="T1">Come down</text:span> </text:p>
      <text:p text:style-name="P16"/>
      <text:p text:style-name="P16">(Annai is transfixed -- light plays on her face)</text:p>
      <text:p text:style-name="P16"><text:soft-page-break/>_Thisone: Is he a guy, or a band?  Or what?</text:p>
      <text:p text:style-name="P16">_Annai: What.</text:p>
      <text:p text:style-name="P16">_Thisone: What?</text:p>
      <text:p text:style-name="P16">_Annai: (playing back recording of Thisone's voice) "Is he a guy, or a band, or what?"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text:soft-page-break/>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text:soft-page-break/>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song: Give it all to me</text:p>
      <text:p text:style-name="P17"/>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text:soft-page-break/>Everything inside</text:p>
      <text:p text:style-name="P23">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text:soft-page-break/>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text:soft-page-break/>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text:soft-page-break/>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text:soft-page-break/>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text:soft-page-break/>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 <text:s/>Thisone adds harmony later in the song.</text:p>
      <text:p text:style-name="P19"/>
      <text:p text:style-name="P19">Song: Mouth Of Truth</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And you take it</text:p>
      <text:p text:style-name="P4">But it breaks you</text:p>
      <text:p text:style-name="P4">So you hate it</text:p>
      <text:p text:style-name="P4"/>
      <text:p text:style-name="P4">Put your hand in the mouth of truth</text:p>
      <text:p text:style-name="P4">Tell yourself it's not true</text:p>
      <text:p text:style-name="P4">Put your hand in the mouth of truth</text:p>
      <text:p text:style-name="P4"/>
      <text:p text:style-name="P4"><text:soft-page-break/>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text:soft-page-break/>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text:soft-page-break/>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text:soft-page-break/>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text:soft-page-break/>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text:soft-page-break/>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text:soft-page-break/></text:p>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text:soft-page-break/>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text:soft-page-break/>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text:soft-page-break/>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text:soft-page-break/>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text:soft-page-break/>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text:p>
      <text:p text:style-name="P17">Song: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oft-page-break/><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text:soft-page-break/>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text:soft-page-break/>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Trance music in background: "Changing Time" </text:p>
      <text:p text:style-name="P16"/>
      <text:p text:style-name="P12">If you try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text:soft-page-break/>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May just blow your mind</text:p>
      <text:p text:style-name="P12"/>
      <text:p text:style-name="P12">Ooh,</text:p>
      <text:p text:style-name="P12">Ooh, changing time</text:p>
      <text:p text:style-name="P12">Ooh,</text:p>
      <text:p text:style-name="P12">Ooh, changing time</text:p>
      <text:p text:style-name="P12"/>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ext:soft-page-break/>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text:soft-page-break/></text:p>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text:soft-page-break/>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text:soft-page-break/>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text:soft-page-break/>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text:soft-page-break/>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text:soft-page-break/>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text:soft-page-break/>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Message pops up:</text:p>
      <text:p text:style-name="P17"/>
      <text:p text:style-name="P17">       From: Annai</text:p>
      <text:p text:style-name="P17">       Subject: Am I real?</text:p>
      <text:p text:style-name="P17">          nope. Code.  Bye</text:p>
      <text:p text:style-name="P17"><text:soft-page-break/></text:p>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more boos; "who are you?"  "Where is Morashon?" "Just play the fucking song", etc.  The crowd starts to thin as people wander off or port out.)</text:p>
      <text:p text:style-name="P16"/>
      <text:p text:style-name="P16">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oft-page-break/><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7">Song: Mouth Of Truth</text:p>
      <text:p text:style-name="P17"/>
      <text:p text:style-name="P12">Sometimes</text:p>
      <text:p text:style-name="P12">You feel</text:p>
      <text:p text:style-name="P12">You need to make some changes to your lifestyle</text:p>
      <text:p text:style-name="P12"><text:soft-page-break/>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11"><text:span text:style-name="T1">Put your hand</text:span> </text:p>
      <text:p text:style-name="P13"/>
      <text:p text:style-name="P13">Put your hand in the mouth of truth..</text:p>
      <text:p text:style-name="P17"><text:soft-page-break/>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text:soft-page-break/>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oft-page-break/><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6"><text:soft-page-break/>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Song: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text:soft-page-break/>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text:soft-page-break/>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60</meta:editing-cycles>
    <dc:date>2012-07-23T23:15:42</dc:date>
    <meta:editing-duration>P1DT19H52M34S</meta:editing-duration>
    <meta:document-statistic meta:table-count="0" meta:image-count="0" meta:object-count="0" meta:page-count="47" meta:paragraph-count="1765" meta:word-count="19541" meta:character-count="109288" meta:non-whitespace-character-count="89743"/>
  </office:meta>
</office:document-meta>
</file>